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style:font-name="Hiragino Kaku Gothic Pro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1 : Serveur consultation</text:p>
      <text:p text:style-name="P2"/>
      <text:p text:style-name="P3">{</text:p>
      <text:p text:style-name="P3"><text:tab/><text:span text:style-name="T1">/* Boucle infini afin de traiter en continu les demandes de consultation */</text:span></text:p>
      <text:p text:style-name="P3"><text:tab/><text:span text:style-name="T3">while</text:span> (1)</text:p>
      <text:p text:style-name="P3"><text:tab/>{</text:p>
      <text:p text:style-name="P3"><text:tab/><text:tab/><text:span text:style-name="T1">/* Réception des messages (bloquant donc en attente de message dans la MSQ)*/</text:span></text:p>
      <text:p text:style-name="P3"><text:tab/><text:tab/>msgrcv(msqid, &amp;msg, sizeof(msg), 1, 0) ;</text:p>
      <text:p text:style-name="P3"><text:tab/></text:p>
      <text:p text:style-name="P3"><text:tab/><text:tab/><text:span text:style-name="T1">/* Vérification du sémaphore (prise de jeton) ; ici il ne peut y avoir de lecture <text:tab/><text:tab/><text:tab/>parallèle donc le problème de lecture multiple ne se pose pas ; pour une lecture</text:span></text:p>
      <text:p text:style-name="P3"><text:span text:style-name="T1"><text:tab/><text:tab/>parallèle il faudrait créer un fils a chaque demande de consultation*/</text:span></text:p>
      <text:p text:style-name="P3"><text:tab/><text:tab/>op.sem_num = 0 ;</text:p>
      <text:p text:style-name="P3"><text:tab/><text:tab/>op.sem_op = -1 ;</text:p>
      <text:p text:style-name="P3"><text:tab/><text:tab/>op.sem_flg = 0 ;</text:p>
      <text:p text:style-name="P3"><text:tab/><text:tab/>semop(semid, &amp;op, 1) ;</text:p>
      <text:p text:style-name="P3"/>
      <text:p text:style-name="P3"><text:tab/><text:tab/><text:span text:style-name="T1">/* Remplissage de la réponse via copie de la mémoire a cet instant */</text:span></text:p>
      <text:p text:style-name="P3"><text:tab/><text:tab/>rep.data = ft_list_copy(mem) ;</text:p>
      <text:p text:style-name="P3"/>
      <text:p text:style-name="P3"><text:tab/><text:tab/><text:span text:style-name="T1">/* Rétribution du jeton car fin d'utilisation de la mémoire partagé */</text:span></text:p>
      <text:p text:style-name="P3"><text:tab/><text:tab/>op.sem_num = 0 ;</text:p>
      <text:p text:style-name="P3"><text:tab/><text:tab/>op.sem_op = 1 ;</text:p>
      <text:p text:style-name="P3"><text:tab/><text:tab/>op.sem_flg = 0 ;</text:p>
      <text:p text:style-name="P3"><text:tab/><text:tab/>semop(semid, &amp;op, 1) ;</text:p>
      <text:p text:style-name="P3"/>
      <text:p text:style-name="P3"><text:tab/><text:tab/><text:span text:style-name="T1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1">/* Envoie de la réponse */</text:span></text:p>
      <text:p text:style-name="P3"><text:tab/><text:tab/><text:span text:style-name="T2">msgsnd(msqid, &amp;rep, sizeof(rep), 0) ;</text:span></text:p>
      <text:p text:style-name="P3"><text:span text:style-name="T2"><text:tab/>}</text:span></text:p>
      <text:p text:style-name="P3"><text:span text:style-name="T2">}</text:span></text:p>
      <text:p text:style-name="P3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08:12</meta:creation-date>
    <dc:date>2019-01-24T16:25:58</dc:date>
    <dc:creator>bill tremendous</dc:creator>
    <meta:editing-duration>PT17M46S</meta:editing-duration>
    <meta:editing-cycles>3</meta:editing-cycles>
    <meta:generator>OpenOffice/4.1.5$Unix OpenOffice.org_project/415m1$Build-9789</meta:generator>
    <meta:document-statistic meta:table-count="0" meta:image-count="0" meta:object-count="0" meta:page-count="1" meta:paragraph-count="30" meta:word-count="178" meta:character-count="993"/>
  </office:meta>
</office:document-meta>
</file>